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34.png" xlink:type="simple" xlink:show="embed" xlink:actuate="onLoad"/></draw:frame></text:p>
          </table:table-cell>
          <table:table-cell table:style-name="Table1.B1" office:value-type="string">
            <text:h text:style-name="P7" text:outline-level="1">Импульс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2.3cm" draw:z-index="1"><draw:image xlink:href="../images/303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6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Формирует импульс заданной длительности при изменении входа от нуля до единицы.</text:p>
            <text:p text:style-name="P2">Алгоритм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в течение всего импульса (пока на выходе 1), блок </text:span><text:span text:style-name="T2">не учитывает</text:span><text:span text:style-name="T1"> изменения входного сигнала.</text:span></text:p>
            <text:p text:style-name="P2"><text:span text:style-name="T2">Свойства</text:span>:</text:p>
            <text:list xml:id="list4402052888796518858" text:style-name="L1">
              <text:list-item>
                <text:p text:style-name="P8">Длительность импульса — время, в течение которого блок формирует логическую единицу на выходе.</text:p>
              </text:list-item>
              <text:list-item>
                <text:p text:style-name="P8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P2"><text:span text:style-name="T4">Сравнительный пример</text:span> работы блока:</text:p>
            <text:p text:style-name="P2">Рассмотрим три блока с длительностью импульсов 1, 4 и 10 секунд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3"><draw:frame draw:style-name="fr2" draw:name="Графический объект3" text:anchor-type="as-char" svg:width="8.2cm" svg:height="5.74cm" draw:z-index="2"><draw:image xlink:href="../images/3034_example.png" xlink:type="simple" xlink:show="embed" xlink:actuate="onLoad"/></draw:frame></text:p>
            <text:p text:style-name="P4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3"><text:soft-page-break/><draw:frame draw:style-name="fr2" draw:name="Графический объект4" text:anchor-type="as-char" svg:width="13.229cm" svg:height="7.938cm" draw:z-index="3"><draw:image xlink:href="../images/3034_example_1.png" xlink:type="simple" xlink:show="embed" xlink:actuate="onLoad"/></draw:frame></text:p>
            <text:p text:style-name="P3"><draw:frame draw:style-name="fr2" draw:name="Графический объект5" text:anchor-type="as-char" svg:width="13.229cm" svg:height="7.938cm" draw:z-index="4"><draw:image xlink:href="../images/3034_example_2.png" xlink:type="simple" xlink:show="embed" xlink:actuate="onLoad"/></draw:frame></text:p>
            <text:p text:style-name="P3"><draw:frame draw:style-name="fr2" draw:name="Графический объект6" text:anchor-type="as-char" svg:width="13.229cm" svg:height="7.938cm" draw:z-index="5"><draw:image xlink:href="../images/3034_example_3.png" xlink:type="simple" xlink:show="embed" xlink:actuate="onLoad"/></draw:frame></text:p>
            <text:p text:style-name="P2">Как видно из графиков, блок генерирует импульсы строго заданной длительности и только в тот момент, когда входной сигнал изменяется от 0 до 1. При этом, если импульс уже генерируется, то блок не принимает в расчёт изменения входного сигнала (см. график с импульсом 7 с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</dc:title>
    <dc:date>2014-12-22T17:25:28.53</dc:date>
    <meta:generator>OpenOffice/4.1.1$Win32 OpenOffice.org_project/411m6$Build-9775</meta:generator>
    <meta:editing-duration>PT2H34M50S</meta:editing-duration>
    <meta:editing-cycles>46</meta:editing-cycles>
    <meta:document-statistic meta:table-count="1" meta:image-count="6" meta:object-count="0" meta:page-count="2" meta:paragraph-count="19" meta:word-count="207" meta:character-count="1338"/>
  </office:meta>
</office:document-meta>
</file>